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5C7000001525BF66427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72pt" fo:font-weight="bold" style:font-size-asian="72pt" style:font-weight-asian="bold" style:font-size-complex="72pt" style:font-weight-complex="bold"/>
    </style:style>
    <style:style style:name="P3" style:family="paragraph" style:parent-style-name="Text_20_body" style:master-page-name="WordCamp">
      <style:paragraph-properties fo:text-align="center" style:justify-single-word="false" style:page-number="auto"/>
      <style:text-properties style:font-name="Arial1" fo:font-size="72pt" fo:font-weight="bold" style:font-name-asian="Arial1" style:font-size-asian="72pt" style:font-weight-asian="bold" style:font-name-complex="Arial1" style:font-size-complex="72pt" style:font-weight-complex="bold"/>
    </style:style>
    <style:style style:name="P4" style:family="paragraph" style:parent-style-name="Text_20_body" style:master-page-name="WordCamp">
      <style:paragraph-properties fo:text-align="center" style:justify-single-word="false" style:page-number="auto" fo:break-before="pag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72pt" fo:font-weight="bold" style:font-size-asian="72pt" style:font-weight-asian="bold" style:font-size-complex="72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Arial1" fo:font-size="72pt" fo:font-weight="bold" style:font-name-asian="Arial1" style:font-size-asian="72pt" style:font-weight-asian="bold" style:font-name-complex="Arial1" style:font-size-complex="72pt" style:font-weight-complex="bold"/>
    </style:style>
    <style:style style:name="P7" style:family="paragraph" style:parent-style-name="Text_20_body">
      <style:paragraph-properties fo:text-align="center" style:justify-single-word="false" fo:break-before="page"/>
      <style:text-properties style:font-name="Arial1" fo:font-size="72pt" fo:font-weight="bold" style:font-name-asian="Arial1" style:font-size-asian="72pt" style:font-weight-asian="bold" style:font-name-complex="Arial1" style:font-size-complex="72pt" style:font-weight-complex="bold"/>
    </style:style>
    <style:style style:name="P8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Heading_20_1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/>
      <text:p text:style-name="P6"><draw:custom-shape text:anchor-type="paragraph" draw:z-index="1" draw:style-name="gr1" svg:width="-12.172cm" svg:height="-4.423cm" svg:x="19.978cm" svg:y="5.74cm"><text:p>m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/>
      <text:p text:style-name="P6"/>
      <text:p text:style-name="P6"/>
      <text:p text:style-name="P6"><text:soft-page-break/></text:p>
      <text:p text:style-name="P6"/>
      <text:p text:style-name="P6"><draw:custom-shape text:anchor-type="paragraph" draw:z-index="2" draw:style-name="gr1" svg:width="-12.172cm" svg:height="-4.423cm" svg:x="20.13cm" svg:y="4.692cm"><text:p>m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3" draw:style-name="gr1" svg:width="-12.172cm" svg:height="-4.423cm" svg:x="19.978cm" svg:y="10.74cm"><text:p>m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6"/>
      <text:p text:style-name="P6">R$15,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fo:text-indent="0cm" style:auto-text-indent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fo:text-indent="0cm" style:auto-text-indent="fals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974cm" table:align="left"/>
    </style:style>
    <style:style style:name="Tabela1.A" style:family="table-column">
      <style:table-column-properties style:column-width="8.655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ing_20_1">
      <style:paragraph-properties fo:text-align="end" style:justify-single-word="false"/>
    </style:style>
    <style:style style:name="MP2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<draw:frame draw:style-name="Mfr1" draw:name="figura1" text:anchor-type="as-char" svg:width="5.856cm" svg:height="1.339cm" draw:z-index="0"><draw:image xlink:href="Pictures/10000201000005C7000001525BF66427.png" xlink:type="simple" xlink:show="embed" xlink:actuate="onLoad"/></draw:frame></text:p>
            </table:table-cell>
            <table:table-cell table:style-name="Tabela1.A1" office:value-type="string">
              <text:h text:style-name="MP1" text:outline-level="1">Credenciamento</text:h>
              <text:h text:style-name="MP2" text:outline-level="2">Dia 15 | Lista de Inscritos A-C</text:h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WordCamp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Massuchetto</meta:initial-creator>
    <meta:creation-date>2012-06-15T08:58:43</meta:creation-date>
    <dc:date>2012-06-15T14:13:25</dc:date>
    <dc:creator>Vinicius Massuchetto</dc:creator>
    <meta:editing-duration>PT1H41M26S</meta:editing-duration>
    <meta:editing-cycles>14</meta:editing-cycles>
    <meta:generator>LibreOffice/3.4$Unix LibreOffice_project/340m1$Build-602</meta:generator>
    <meta:document-statistic meta:table-count="1" meta:image-count="1" meta:object-count="0" meta:page-count="4" meta:paragraph-count="4" meta:word-count="9" meta:character-count="53" meta:non-whitespace-character-count="46"/>
  </office:meta>
</office:document-meta>
</file>